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7813in"/>
    </style:style>
    <style:style style:name="Table1.B" style:family="table-column">
      <style:table-column-properties style:column-width="2.489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loext:graphic-properties draw:fill-color="#ffffff"/>
      <style:paragraph-properties fo:padding="0in" fo:border="none"/>
    </style:style>
    <style:style style:name="P3" style:family="paragraph" style:parent-style-name="Heading_20_2">
      <loext:graphic-properties draw:fill-color="#ffffff"/>
      <style:paragraph-properties fo:padding="0in" fo:border="none"/>
    </style:style>
    <style:style style:name="P4" style:family="paragraph" style:parent-style-name="Subtitle">
      <loext:graphic-properties draw:fill-color="#ffffff"/>
      <style:paragraph-properties fo:padding="0in" fo:border="none"/>
    </style:style>
    <style:style style:name="P5" style:family="paragraph" style:parent-style-name="Title">
      <loext:graphic-properties draw:fill-color="#ffffff"/>
      <style:paragraph-properties fo:padding="0in" fo:border="none"/>
    </style:style>
    <style:style style:name="P6" style:family="paragraph" style:parent-style-name="Standard">
      <loext:graphic-properties draw:fill-color="#ffffff"/>
      <style:paragraph-properties fo:margin-top="0.0835in" fo:margin-bottom="0in" loext:contextual-spacing="false" fo:line-height="130%" fo:padding="0in" fo:border="none"/>
      <style:text-properties fo:color="#000000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style:font-name-asian="Open Sans1" style:font-name-complex="Open Sans1"/>
    </style:style>
    <style:style style:name="P10" style:family="paragraph" style:parent-style-name="Standard" style:master-page-name="Standard">
      <loext:graphic-properties draw:fill-color="#ffffff"/>
      <style:paragraph-properties fo:line-height="100%" style:page-number="1" fo:padding="0in" fo:border="none"/>
      <style:text-properties fo:color="#000000" fo:font-size="6pt" style:font-size-asian="6pt" style:font-size-complex="6pt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Open Sans" style:font-name-asian="Open Sans1" style:font-name-complex="Open Sans1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Open Sans" fo:font-weight="bold" style:font-name-asian="Open Sans1" style:font-weight-asian="bold" style:font-name-complex="Open Sans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16" style:family="paragraph" style:parent-style-name="Standard">
      <loext:graphic-properties draw:fill-color="#ffffff"/>
      <style:paragraph-properties fo:padding="0in" fo:border="none"/>
      <style:text-properties fo:color="#000000" officeooo:rsid="00033ebf" officeooo:paragraph-rsid="00033ebf"/>
    </style:style>
    <style:style style:name="P17" style:family="paragraph" style:parent-style-name="Standard">
      <loext:graphic-properties draw:fill-color="#ffffff"/>
      <style:paragraph-properties fo:padding="0in" fo:border="none"/>
      <style:text-properties fo:color="#000000"/>
    </style:style>
    <style:style style:name="P18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/>
    </style:style>
    <style:style style:name="P1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officeooo:paragraph-rsid="000478a8"/>
    </style:style>
    <style:style style:name="P20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21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officeooo:paragraph-rsid="000478a8" style:font-name-asian="Open Sans1" style:font-size-asian="10pt" style:font-name-complex="Open Sans1" style:font-size-complex="10pt"/>
    </style:style>
    <style:style style:name="P22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officeooo:rsid="00033ebf" officeooo:paragraph-rsid="00033ebf" style:font-name-asian="Open Sans1" style:font-size-asian="10pt" style:font-name-complex="Open Sans1" style:font-size-complex="10pt"/>
    </style:style>
    <style:style style:name="P23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officeooo:rsid="00033ebf" officeooo:paragraph-rsid="000478a8" style:font-name-asian="Open Sans1" style:font-size-asian="10pt" style:font-name-complex="Open Sans1" style:font-size-complex="10pt"/>
    </style:style>
    <style:style style:name="P24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text-underline-style="solid" style:text-underline-width="auto" style:text-underline-color="font-color" officeooo:rsid="000478a8" officeooo:paragraph-rsid="000478a8" style:font-name-asian="Open Sans1" style:font-size-asian="10pt" style:font-name-complex="Open Sans1" style:font-size-complex="10pt"/>
    </style:style>
    <style:style style:name="P25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text-underline-style="none" officeooo:rsid="000478a8" officeooo:paragraph-rsid="000478a8" style:font-name-asian="Open Sans1" style:font-size-asian="10pt" style:font-name-complex="Open Sans1" style:font-size-complex="10pt"/>
    </style:style>
    <style:style style:name="P26" style:family="paragraph" style:parent-style-name="Standard">
      <loext:graphic-properties draw:fill-color="#ffffff"/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fo:color="#000000"/>
    </style:style>
    <style:style style:name="P27" style:family="paragraph" style:parent-style-name="Heading_20_2">
      <style:text-properties style:text-underline-style="none" fo:font-weight="normal" style:font-weight-asian="normal"/>
    </style:style>
    <style:style style:name="P28" style:family="paragraph" style:parent-style-name="Heading_20_2">
      <style:text-properties style:text-underline-style="none" fo:font-weight="bold" style:font-weight-asian="bold" style:font-weight-complex="bold"/>
    </style:style>
    <style:style style:name="P29" style:family="paragraph" style:parent-style-name="Heading_20_2">
      <style:paragraph-properties fo:margin-left="0in" fo:margin-right="0.2083in" fo:margin-top="0in" fo:margin-bottom="0in" loext:contextual-spacing="false" fo:line-height="100%" fo:text-indent="0in" style:auto-text-indent="false"/>
      <style:text-properties style:text-underline-style="none" fo:font-weight="bold" officeooo:rsid="00033ebf" officeooo:paragraph-rsid="00033ebf" style:font-weight-asian="bold" style:font-weight-complex="bold"/>
    </style:style>
    <style:style style:name="P30" style:family="paragraph" style:parent-style-name="Heading_20_1">
      <style:text-properties fo:color="#000000"/>
    </style:style>
    <style:style style:name="P31" style:family="paragraph" style:parent-style-name="Heading_20_1">
      <loext:graphic-properties draw:fill-color="#ffffff"/>
      <style:paragraph-properties fo:padding="0in" fo:border="none"/>
      <style:text-properties fo:color="#000000"/>
    </style:style>
    <style:style style:name="P32" style:family="paragraph" style:parent-style-name="Heading_20_1">
      <loext:graphic-properties draw:fill-color="#ffffff"/>
      <style:paragraph-properties fo:padding="0in" fo:border="none"/>
      <style:text-properties fo:color="#000000" officeooo:paragraph-rsid="000478a8"/>
    </style:style>
    <style:style style:name="P33" style:family="paragraph" style:parent-style-name="Heading_20_3">
      <style:text-properties fo:color="#000000"/>
    </style:style>
    <style:style style:name="P34" style:family="paragraph" style:parent-style-name="Heading_20_3">
      <loext:graphic-properties draw:fill-color="#ffffff"/>
      <style:paragraph-properties fo:padding="0in" fo:border="non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officeooo:rsid="000478a8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3ebf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/>
    </style:style>
    <style:style style:name="T8" style:family="text">
      <style:text-properties style:text-underline-style="solid" style:text-underline-width="auto" style:text-underline-color="font-color" fo:font-weight="normal" officeooo:rsid="000478a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0478a8"/>
    </style:style>
    <style:style style:name="T10" style:family="text">
      <style:text-properties officeooo:rsid="00033ebf"/>
    </style:style>
    <style:style style:name="T11" style:family="text">
      <style:text-properties officeooo:rsid="000478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52e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bookmark text:name="_x8fm1uorkbaw"/>Anmol Middha</text:p>
            <text:p text:style-name="P4"><text:bookmark text:name="_ymi089liagec"/>A positive and incredibly inventive guy with an intuitive mindset.</text:p>
          </table:table-cell>
          <table:table-cell table:style-name="Table1.A1" office:value-type="string">
            <text:p text:style-name="P11">92 Aggarsen Nagar</text:p>
            <text:p text:style-name="P11">Sri Ganganagar, Rajasthan</text:p>
            <text:p text:style-name="P12">+91 9413321005</text:p>
            <text:p text:style-name="P12">anmolmiddha2827@gmail.com</text:p>
          </table:table-cell>
        </table:table-row>
        <table:table-row table:style-name="Table1.2">
          <table:table-cell table:style-name="Table1.A1" office:value-type="string">
            <text:p text:style-name="P30"><text:bookmark text:name="_jhv78pp9wtzd"/>OBJECTIVE- </text:p>
            <text:p text:style-name="P15">Seeking an opportunity to contribute for your organization as a full stack developer where my extensive experience will be further developed and utilised.</text:p>
            <text:p text:style-name="P30"><text:bookmark text:name="_yk8luflkpwij"/>EDUCATION</text:p>
            <text:p text:style-name="Heading_20_2"><text:bookmark text:name="_6wymnhinx9q5"/>Nosegay Public School <text:span text:style-name="T4">Sri Ganganagar, India— Secondary Education</text:span></text:p>
            <text:p text:style-name="P33"><text:bookmark text:name="_7vtcyzeczjot"/>April 2011 - April 2013</text:p>
            <text:p text:style-name="P1">Successfully qualified with 9.6 GPA</text:p>
            <text:p text:style-name="Heading_20_2"><text:bookmark text:name="_czfiadnsgnzp"/>LBS Academy, <text:span text:style-name="T4">Kota, India — </text:span><text:span text:style-name="T7">Higher Secondary Education</text:span></text:p>
            <text:p text:style-name="P33"><text:bookmark text:name="_miiyt1y6sl7g"/>April 2013 - April <text:s/>2015</text:p>
            <text:p text:style-name="P1">Successfully qualified with 8.0 GPA</text:p>
            <text:p text:style-name="Heading_20_2"><text:bookmark text:name="_t16serjzl5mx"/>VIT University, <text:span text:style-name="T4">Chennai, India — </text:span><text:span text:style-name="T7">Undergraduation</text:span></text:p>
            <text:p text:style-name="P33"><text:bookmark text:name="_m8wkjkptxedn"/>May 2016 - Present</text:p>
            <text:p text:style-name="P1">Pursuing Bachelor of Technology <text:s/>in Computer Science and Engineering <text:span text:style-name="T13">with current CGPA (8.26)</text:span></text:p>
            <text:p text:style-name="P31"><text:bookmark text:name="_y7d3xdxnr44m"/>PROJECTS</text:p>
            <text:p text:style-name="P3"><text:bookmark text:name="_rfgvkg2ifhfd"/><text:span text:style-name="T10">CORESHARE</text:span>,<text:span text:style-name="T5"> </text:span><text:span text:style-name="T6">Cloud Manager</text:span><text:span text:style-name="T5"> </text:span><text:span text:style-name="T4">— </text:span><text:span text:style-name="T7">web App</text:span></text:p>
            <text:p text:style-name="P34"><text:bookmark text:name="_n64fgzu3lwuy"/><text:s/>October 2017 - November 2018</text:p>
            <text:p text:style-name="P16">A MERN stack application where one can manage all their cloud storage from one platform allowing them to share, store, upload files in secure manner.</text:p>
            <text:p text:style-name="P3"><text:bookmark text:name="_wj0puh61kxsr"/>SPLIT MONEY, <text:span text:style-name="T4">Money Manager — </text:span><text:span text:style-name="T7">web App</text:span></text:p>
            <text:p text:style-name="P34"><text:bookmark text:name="_8hk593fs3sag"/>December 2017 - Present</text:p>
            <text:p text:style-name="P17">An Application to trace your daily expenses and money you owe/lends to your friends. </text:p>
            <text:p text:style-name="P3"><text:bookmark text:name="_1hxcpsc1hco2"/>WPA, <text:span text:style-name="T4">Data Visualisation— </text:span><text:span text:style-name="T7">web App</text:span></text:p>
            <text:p text:style-name="P34"><text:bookmark text:name="_r9089lye33fj"/>December 2017 - Present</text:p>
            <text:p text:style-name="P18">Web Application to analyse and visualise the world population from <text:soft-page-break/>1960 to 2017. Moreover, future prediction of population is also computed using ML.</text:p>
            <text:p text:style-name="P1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31"><text:bookmark text:name="_ca0awj8022e2"/>SKILLS</text:p>
            <text:p text:style-name="P28"><text:bookmark text:name="_bl99vxzde1lw"/>Programming Skills</text:p>
            <text:p text:style-name="P20">Python, Java, <text:span text:style-name="T10">C, C++</text:span></text:p>
            <text:p text:style-name="P22"/>
            <text:p text:style-name="P29">Web Development Skills</text:p>
            <text:p text:style-name="P20"><text:span text:style-name="T8">Design</text:span><text:span text:style-name="T9">: </text:span>HTML5/CSS3/JavaScript<text:span text:style-name="T11">(ES6)</text:span>/Jquery/, Bootstrap</text:p>
            <text:p text:style-name="P24"/>
            <text:p text:style-name="P24">Backend:</text:p>
            <text:p text:style-name="P21"><text:span text:style-name="T11">Express, </text:span>Nodejs, <text:span text:style-name="T11">Flask</text:span> </text:p>
            <text:p text:style-name="P23"><text:span text:style-name="T9"/></text:p>
            <text:p text:style-name="P23"><text:span text:style-name="T9">Frontend:</text:span></text:p>
            <text:p text:style-name="P23">React</text:p>
            <text:p text:style-name="P24"/>
            <text:p text:style-name="P24">Storage:</text:p>
            <text:p text:style-name="P25">SQL, Firebase, MongoDB</text:p>
            <text:p text:style-name="P27"><text:bookmark text:name="_dm3feyusybgw"/><text:span text:style-name="T12">Soft</text:span> <text:span text:style-name="T12">Skills</text:span></text:p>
            <text:p text:style-name="P18">Communication</text:p>
            <text:p text:style-name="P20">Leadership<text:line-break/>Patience<text:line-break/>Problem Solving Abilities<text:line-break/>Teamwork</text:p>
            <text:p text:style-name="P20"/>
            <text:p text:style-name="P20"/>
            <text:p text:style-name="P30"><text:bookmark text:name="_63cnuwt7juoa"/>EXPERIENCE </text:p>
            <text:p text:style-name="P7"/>
            <text:p text:style-name="P8"><text:span text:style-name="T2">Shortfundly - </text:span><text:span text:style-name="T1">2 months </text:span><text:span text:style-name="T3">as </text:span><text:span text:style-name="T1">front-end developer</text:span></text:p>
            <text:p text:style-name="P7"/>
            <text:p text:style-name="P7">Shortfundly ads-manager front-end was developed on web.</text:p>
            <text:p text:style-name="P7"/>
            <text:p text:style-name="P8"><text:span text:style-name="T2">Finessy </text:span><text:span text:style-name="T1">- 1 month as front-end developer</text:span></text:p>
            <text:p text:style-name="P7"/>
            <text:p text:style-name="P7">Worked as UX/UI designer on Abroad manager project under Finessy.</text:p>
            <text:p text:style-name="P7"/>
            <text:p text:style-name="P8"><text:span text:style-name="T2">Screenpro - </text:span><text:span text:style-name="T1">1 month</text:span><text:span text:style-name="T3"> as</text:span><text:span text:style-name="T1"> <text:s/>full-stack developer</text:span></text:p>
            <text:p text:style-name="P7"/>
            <text:p text:style-name="P7">Created backend of Screenpro.io on Nodejs and database on <text:soft-page-break/>firebase. </text:p>
            <text:p text:style-name="P9"/>
            <text:p text:style-name="P19"><text:s/></text:p>
            <text:p text:style-name="P32"/>
            <text:p text:style-name="P2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4:20:08.459567804</dc:date>
    <meta:editing-duration>PT29M58S</meta:editing-duration>
    <meta:editing-cycles>3</meta:editing-cycles>
    <meta:generator>LibreOffice/6.1.1.2$Linux_X86_64 LibreOffice_project/10$Build-2</meta:generator>
    <meta:document-statistic meta:table-count="1" meta:image-count="0" meta:object-count="0" meta:page-count="2" meta:paragraph-count="50" meta:word-count="276" meta:character-count="1895" meta:non-whitespace-character-count="1654"/>
  </office:meta>
</office:document-meta>
</file>